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rrection BTS 2014 : Cas Aéropla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 superviseur</meta:initial-creator>
    <dc:creator>le superviseur</dc:creator>
    <meta:creation-date>2015-01-12T09:46:00Z</meta:creation-date>
    <dc:date>2015-01-12T09:48:00Z</dc:date>
    <meta:template xlink:href="Normal.dotm" xlink:type="simple"/>
    <meta:editing-cycles>2</meta:editing-cycles>
    <meta:editing-duration>PT120S</meta:editing-duration>
    <meta:document-statistic meta:page-count="1" meta:paragraph-count="1" meta:word-count="5" meta:character-count="34" meta:row-count="1" meta:non-whitespace-character-count="30"/>
  </office:meta>
</office:document-meta>
</file>